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7e481" officeooo:paragraph-rsid="0017e481" style:font-size-asian="10.5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9df8d" officeooo:paragraph-rsid="0019df8d" style:font-size-asian="10.5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db06e" officeooo:paragraph-rsid="001db06e" style:font-size-asian="10.5pt" style:font-size-complex="12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1fec41" officeooo:paragraph-rsid="001fec41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21c745" officeooo:paragraph-rsid="0021c745" style:font-size-asian="12.25pt" style:font-size-complex="14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fo:font-size="14pt" officeooo:rsid="0022b434" officeooo:paragraph-rsid="0022b434" style:font-size-asian="12.25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fec41" officeooo:paragraph-rsid="001fec41" style:font-size-asian="10.5pt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21c745" officeooo:paragraph-rsid="0021c745" style:font-size-asian="10.5pt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1fec41" officeooo:paragraph-rsid="001fec41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21c745" officeooo:paragraph-rsid="0021c745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22b434" officeooo:paragraph-rsid="0022b434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22dfd8" officeooo:paragraph-rsid="0022dfd8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Liberation Serif" fo:font-size="13pt" officeooo:rsid="0021c745" officeooo:paragraph-rsid="0021c745" style:font-size-asian="13pt" style:font-size-complex="13pt"/>
    </style:style>
    <style:style style:name="T1" style:family="text">
      <style:text-properties officeooo:rsid="0019df8d"/>
    </style:style>
    <style:style style:name="T2" style:family="text">
      <style:text-properties officeooo:rsid="0021c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E 2.2 - Exploration Algorithmique<text:line-break/>Recherche de plus court chemin dans un graphe</text:p>
      <text:p text:style-name="P6"/>
      <text:p text:style-name="P7">2. Représentation d’un graphe</text:p>
      <text:p text:style-name="P7"/>
      <text:p text:style-name="P13">2.2 Implémentation</text:p>
      <text:p text:style-name="P7"/>
      <text:p text:style-name="P11">Création de la classe Nœud qui représente un nœud du graphe, et de la classe Arc qui représente un arc partant d’un nœud, qui nous servirons à créer un Graphe. Création de l’interface Graphe</text:p>
      <text:p text:style-name="P11"/>
      <text:p text:style-name="P11">2.3 Classe GrapheListe </text:p>
      <text:p text:style-name="P11"/>
      <text:p text:style-name="P11">Création de de GrapheListe qui implémente l’interface Graphe et permet de représenter les données associé à un graphe.</text:p>
      <text:p text:style-name="P11">Ajout d’une méthode toString, <text:span text:style-name="T2">qui permet de représenter un graphe avec une chaîne de caractère.</text:span></text:p>
      <text:p text:style-name="P12">Ajout d’une méthode toGraphviz qui permet de réprésenter graphiquement un graphe grâce à Graphviz.</text:p>
      <text:p text:style-name="P12">Test sur Noeud, Arc, et GrapheListe.</text:p>
      <text:p text:style-name="P12">Ajout d’un constructeur qui permet de créer un graphe à partir d’un fichier.</text:p>
      <text:p text:style-name="P12"/>
      <text:p text:style-name="P9">3. Calcul du plus court chemin par point fixe</text:p>
      <text:p text:style-name="P9"/>
      <text:p text:style-name="P14">3.3 Programmation de l’algorithme du point fixe</text:p>
      <text:p text:style-name="P14"/>
      <text:p text:style-name="P12">Création de la classe BellmanFord et de la méthode resoudre qui permet de faire la méthode du point fixe sur un graphe donné. </text:p>
      <text:p text:style-name="P12"/>
      <text:p text:style-name="P17">3.4 Test de l’algorithme de point fixe</text:p>
      <text:p text:style-name="P12"/>
      <text:p text:style-name="P12">Test sur la classe BellmanFord</text:p>
      <text:p text:style-name="P12"/>
      <text:p text:style-name="P17">3.5 Calcul du meilleur chemin</text:p>
      <text:p text:style-name="P12"/>
      <text:p text:style-name="P12">Ajout de la méthode CalculerChemin dans la classe Valeur, qui donne le chemin le plus court en partant d’un point de départ à une destination donné.</text:p>
      <text:p text:style-name="P12"/>
      <text:p text:style-name="P10">4. Calcul du meilleur chemin par Dijkstra</text:p>
      <text:p text:style-name="P10"/>
      <text:p text:style-name="P15">4.2 Algorithme de Dijkstra</text:p>
      <text:p text:style-name="P15"/>
      <text:p text:style-name="P15">Création de la classe Dijkstra, et de la méthode resoudre qui fait l’algorithme de Dijkstra</text:p>
      <text:p text:style-name="P15"/>
      <text:p text:style-name="P16">4.3 Validation Dijkstra</text:p>
      <text:p text:style-name="P16"/>
      <text:p text:style-name="P16">Test sur la classe Dijkstra</text:p>
      <text:p text:style-name="P1"/>
      <text:p text:style-name="P2"/>
      <text:p text:style-name="P2"/>
      <text:p text:style-name="P2"><text:soft-page-break/>5. Validation et expérimentation</text:p>
      <text:p text:style-name="P2"/>
      <text:p text:style-name="P16">5.1 Comportement qualitatif des algorihmes</text:p>
      <text:p text:style-name="P2"/>
      <text:p text:style-name="P3">21. L’algorithme de <text:span text:style-name="T1">Di</text:span>jkstra ne change que les valeurs des voisins de la valeur traité à chaque itération alors que l’algorithme de Bellman Ford change toute les valeurs à chaque itérations.</text:p>
      <text:p text:style-name="P3"/>
      <text:p text:style-name="P4">22. L’algorithme de Dijkstra fait donc moins de choses à chaque itérations que l’algorithme de Bellman Ford. Ce qui veut dire que l’algorithme de Dijkstra est probablement plus efficace que l’algorithme de Bellman Ford</text:p>
      <text:p text:style-name="P4"/>
      <text:p text:style-name="P4"/>
      <text:p text:style-name="P5">26. 100 graphes de taille 10</text:p>
      <text:p text:style-name="P5"/>
      <text:p text:style-name="P5">Bellman plus lent de 0.50 ms</text:p>
      <text:p text:style-name="P5"/>
      <text:p text:style-name="P5">100 graphes de taille 25 </text:p>
      <text:p text:style-name="P5"/>
      <text:p text:style-name="P5">Bellman plus lent de 0.80 ms</text:p>
      <text:p text:style-name="P5"/>
      <text:p text:style-name="P5">100 graphes de taille 50</text:p>
      <text:p text:style-name="P5"/>
      <text:p text:style-name="P5">Bellman plus lent de 3 ms</text:p>
      <text:p text:style-name="P5"/>
      <text:p text:style-name="P5">100 graphes de taille 100</text:p>
      <text:p text:style-name="P5"/>
      <text:p text:style-name="P5">Bellman plus lent de 14 m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4:50:16.043636864</meta:creation-date>
    <dc:date>2022-06-15T13:58:29.491379940</dc:date>
    <meta:editing-duration>PT2H57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357" meta:character-count="2126" meta:non-whitespace-character-count="1800"/>
  </office:meta>
</office:document-meta>
</file>